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DLI_ID</text:p>
          </table:table-cell>
          <table:table-cell office:value-type="string" calcext:value-type="string">
            <text:p>Garsana</text:p>
          </table:table-cell>
          <table:table-cell office:value-type="string" calcext:value-type="string">
            <text:p>Lemmata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personal</text:p>
          </table:table-cell>
        </table:table-row>
        <table:table-row table:style-name="ro1">
          <table:table-cell office:value-type="float" office:value="3299447" calcext:value-type="float">
            <text:p>3299447</text:p>
          </table:table-cell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geographic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month/royal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2812" calcext:value-type="float">
            <text:p>3228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3842" calcext:value-type="float">
            <text:p>3238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3:39:49.728000000</meta:creation-date>
    <dc:date>2018-05-03T00:07:19.221000000</dc:date>
    <meta:editing-duration>PT27M27S</meta:editing-duration>
    <meta:editing-cycles>4</meta:editing-cycles>
    <meta:generator>LibreOffice/5.4.4.2$Windows_X86_64 LibreOffice_project/2524958677847fb3bb44820e40380acbe820f960</meta:generator>
    <meta:document-statistic meta:table-count="1" meta:cell-count="74" meta:object-count="0"/>
  </office:meta>
</office:document-meta>
</file>